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25-01-16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3568" calcext:value-type="float">
            <text:p>99.41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24-10-02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68" calcext:value-type="float">
            <text:p>119.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24-01-18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3888" calcext:value-type="float">
            <text:p>105.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23-09-19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256" calcext:value-type="float">
            <text:p>128.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23-01-30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7848" calcext:value-type="float">
            <text:p>99.36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22-10-11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16" calcext:value-type="float">
            <text:p>128.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22-01-20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1912" calcext:value-type="float">
            <text:p>89.2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20-12-01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0872" calcext:value-type="float">
            <text:p>99.94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20-09-02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68" calcext:value-type="float">
            <text:p>119.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20-01-17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7048" calcext:value-type="float">
            <text:p>96.77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19-08-21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96" calcext:value-type="float">
            <text:p>114.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19-01-30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9152" calcext:value-type="float">
            <text:p>89.9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18-08-13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32" calcext:value-type="float">
            <text:p>117.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18-01-25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0736" calcext:value-type="float">
            <text:p>94.28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17-01-19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6448" calcext:value-type="float">
            <text:p>95.78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16-09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16-01-21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9208" calcext:value-type="float">
            <text:p>91.1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15-08-24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56" calcext:value-type="float">
            <text:p>113.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15-02-05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14-01-29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4728" calcext:value-type="float">
            <text:p>97.26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13-08-13 14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176" calcext:value-type="float">
            <text:p>140.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13-01-15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5688" calcext:value-type="float">
            <text:p>93.5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12-09-19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792" calcext:value-type="float">
            <text:p>138.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11-12-12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0408" calcext:value-type="float">
            <text:p>104.61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11-09-29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296" calcext:value-type="float">
            <text:p>160.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11-01-25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5848" calcext:value-type="float">
            <text:p>87.1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10-02-01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0032" calcext:value-type="float">
            <text:p>93.2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09-01-13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0296" calcext:value-type="float">
            <text:p>98.38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08-09-22 1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16" calcext:value-type="float">
            <text:p>111.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08-01-09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6328" calcext:value-type="float">
            <text:p>94.82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07-11-05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07-01-17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3176" calcext:value-type="float">
            <text:p>98.56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06-09-26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392" calcext:value-type="float">
            <text:p>123.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06-01-09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3368" calcext:value-type="float">
            <text:p>116.8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05-09-02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976" calcext:value-type="float">
            <text:p>133.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05-02-09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1536" calcext:value-type="float">
            <text:p>96.87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04-11-12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92" calcext:value-type="float">
            <text:p>107.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04-09-10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728" calcext:value-type="float">
            <text:p>125.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04-04-06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248" calcext:value-type="float">
            <text:p>122.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04-01-20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4" calcext:value-type="float">
            <text:p>108.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03-10-2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4" calcext:value-type="float">
            <text:p>115.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03-09-12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168" calcext:value-type="float">
            <text:p>134.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03-05-15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688" calcext:value-type="float">
            <text:p>131.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02-11-13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088" calcext:value-type="float">
            <text:p>108.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02-09-26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496" calcext:value-type="float">
            <text:p>130.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02-06-04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02-02-27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52568" calcext:value-type="float">
            <text:p>106.65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01-01-03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62128" calcext:value-type="float">
            <text:p>114.5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00-11-30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4112" calcext:value-type="float">
            <text:p>115.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2000-01-07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6976" calcext:value-type="float">
            <text:p>113.72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1999-01-13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4" calcext:value-type="float">
            <text:p>115.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1998-01-23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36" calcext:value-type="float">
            <text:p>108.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1997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808" calcext:value-type="float">
            <text:p>113.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1997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44" calcext:value-type="float">
            <text:p>123.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1997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64" calcext:value-type="float">
            <text:p>112.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1997-01-27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952" calcext:value-type="float">
            <text:p>113.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1996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112" calcext:value-type="float">
            <text:p>127.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1996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048" calcext:value-type="float">
            <text:p>114.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1995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912" calcext:value-type="float">
            <text:p>120.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1994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024" calcext:value-type="float">
            <text:p>133.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1993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312" calcext:value-type="float">
            <text:p>135.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1992-0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584" calcext:value-type="float">
            <text:p>124.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1991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424" calcext:value-type="float">
            <text:p>148.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1990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7532" calcext:value-type="float">
            <text:p>122.5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1989-01-20 0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024" calcext:value-type="float">
            <text:p>133.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1988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" calcext:value-type="float">
            <text:p>114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1987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63008" calcext:value-type="float">
            <text:p>106.36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1986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2376" calcext:value-type="float">
            <text:p>107.40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1985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7696" calcext:value-type="float">
            <text:p>111.86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1984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48952" calcext:value-type="float">
            <text:p>111.24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1983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9736" calcext:value-type="float">
            <text:p>112.94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1982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07392" calcext:value-type="float">
            <text:p>114.00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1982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25224" calcext:value-type="float">
            <text:p>113.42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1981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232" calcext:value-type="float">
            <text:p>113.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1981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644" calcext:value-type="float">
            <text:p>112.48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1981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64048" calcext:value-type="float">
            <text:p>107.06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1980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85184" calcext:value-type="float">
            <text:p>105.48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2095354501</text:p>
          </table:table-cell>
          <table:table-cell office:value-type="string" calcext:value-type="string">
            <text:p>1973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26" meta:object-count="0"/>
    <meta:user-defined meta:name="AppVersion">3.0</meta:user-defined>
  </office:meta>
</office:document-meta>
</file>